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llyTagException.JellyTa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ellyTagException.JellyTag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TagException.JellyTag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TagException.JellyTagException( String reason , Throwable cause , String fileName , String elementName , int columnNumber , int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TagException.JellyTagException( String reason , String fileName , String elementName , int columnNumber , int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TagException.JellyTa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TagException.JellyTagException( Throwable cause , String fileName , String elementName , int columnNumber , int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